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Sans" svg:font-family="LiberationSans" style:font-family-generic="system" svg:panose-1="0 0 0 0 0 0 0 0 0 0"/>
    <style:font-face style:name="LiberationSans-Bold" svg:font-family="LiberationSans-Bold" style:font-family-generic="system" svg:panose-1="0 0 0 0 0 0 0 0 0 0"/>
    <style:font-face style:name="LiberationSans-Italic" svg:font-family="LiberationSans-Italic" style:font-family-generic="system" svg:panose-1="0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style:text-autospace="none" fo:margin-bottom="0in" fo:line-height="100%"/>
      <style:text-properties style:font-name="LiberationSans" style:font-name-complex="LiberationSans" fo:color="#000000" style:letter-kerning="false" fo:font-size="10pt" style:font-size-asian="10pt" style:font-size-complex="10pt"/>
    </style:style>
    <style:style style:name="P2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21pt" style:font-size-asian="21pt" style:font-size-complex="21pt"/>
    </style:style>
    <style:style style:name="P3" style:parent-style-name="Normální" style:family="paragraph">
      <style:paragraph-properties style:text-autospace="none" fo:margin-bottom="0in" fo:line-height="100%"/>
      <style:text-properties style:font-name="LiberationSans-Italic" style:font-name-complex="LiberationSans-Italic" fo:font-style="italic" style:font-style-asian="italic" style:font-style-complex="italic" fo:color="#787774" style:letter-kerning="false" fo:font-size="8.5pt" style:font-size-asian="8.5pt" style:font-size-complex="8.5pt"/>
    </style:style>
    <style:style style:name="P4" style:parent-style-name="Normální" style:family="paragraph">
      <style:paragraph-properties style:text-autospace="none" fo:margin-bottom="0in" fo:line-height="100%"/>
      <style:text-properties style:font-name="LiberationSans-Italic" style:font-name-complex="LiberationSans-Italic" fo:font-style="italic" style:font-style-asian="italic" style:font-style-complex="italic" fo:color="#787774" style:letter-kerning="false" fo:font-size="8.5pt" style:font-size-asian="8.5pt" style:font-size-complex="8.5pt"/>
    </style:style>
    <style:style style:name="P5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16pt" style:font-size-asian="16pt" style:font-size-complex="16pt"/>
    </style:style>
    <style:style style:name="P6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12.5pt" style:font-size-asian="12.5pt" style:font-size-complex="12.5pt"/>
    </style:style>
    <style:style style:name="P7" style:parent-style-name="Normální" style:family="paragraph">
      <style:paragraph-properties style:text-autospace="none" fo:margin-bottom="0in" fo:line-height="100%"/>
    </style:style>
    <style:style style:name="T8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9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0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1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2" style:parent-style-name="Normální" style:family="paragraph">
      <style:paragraph-properties style:text-autospace="none" fo:margin-bottom="0in" fo:line-height="100%"/>
    </style:style>
    <style:style style:name="T13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4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5" style:parent-style-name="Normální" style:family="paragraph">
      <style:paragraph-properties style:text-autospace="none" fo:margin-bottom="0in" fo:line-height="100%"/>
    </style:style>
    <style:style style:name="T16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7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8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9" style:parent-style-name="Normální" style:family="paragraph">
      <style:paragraph-properties style:text-autospace="none" fo:margin-bottom="0in" fo:line-height="100%"/>
    </style:style>
    <style:style style:name="T20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21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22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23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24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10.5pt" style:font-size-asian="10.5pt" style:font-size-complex="10.5pt"/>
    </style:style>
    <style:style style:name="P25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26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27" style:parent-style-name="Normální" style:family="paragraph">
      <style:paragraph-properties style:text-autospace="none" fo:margin-bottom="0in" fo:line-height="100%"/>
    </style:style>
    <style:style style:name="T28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29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30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31" style:parent-style-name="Normální" style:family="paragraph">
      <style:paragraph-properties style:text-autospace="none" fo:margin-bottom="0in" fo:line-height="100%"/>
    </style:style>
    <style:style style:name="T32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33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34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35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36" style:parent-style-name="Normální" style:family="paragraph">
      <style:paragraph-properties style:text-autospace="none" fo:margin-bottom="0in" fo:line-height="100%"/>
    </style:style>
    <style:style style:name="T37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38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39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40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41" style:parent-style-name="Normální" style:family="paragraph">
      <style:paragraph-properties style:text-autospace="none" fo:margin-bottom="0in" fo:line-height="100%"/>
    </style:style>
    <style:style style:name="T42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43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44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45" style:parent-style-name="Normální" style:family="paragraph">
      <style:paragraph-properties style:text-autospace="none" fo:margin-bottom="0in" fo:line-height="100%"/>
    </style:style>
    <style:style style:name="T46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47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48" style:parent-style-name="Normální" style:family="paragraph">
      <style:paragraph-properties style:text-autospace="none" fo:margin-bottom="0in" fo:line-height="100%"/>
    </style:style>
    <style:style style:name="T49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50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51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52" style:parent-style-name="Normální" style:family="paragraph">
      <style:paragraph-properties style:text-autospace="none" fo:margin-bottom="0in" fo:line-height="100%"/>
    </style:style>
    <style:style style:name="T53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54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55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56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57" style:parent-style-name="Normální" style:family="paragraph">
      <style:paragraph-properties style:text-autospace="none" fo:margin-bottom="0in" fo:line-height="100%"/>
    </style:style>
    <style:style style:name="T58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59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60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10.5pt" style:font-size-asian="10.5pt" style:font-size-complex="10.5pt"/>
    </style:style>
    <style:style style:name="P61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62" style:parent-style-name="Normální" style:family="paragraph">
      <style:paragraph-properties style:text-autospace="none" fo:margin-bottom="0in" fo:line-height="100%"/>
    </style:style>
    <style:style style:name="T63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64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65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10.5pt" style:font-size-asian="10.5pt" style:font-size-complex="10.5pt"/>
    </style:style>
    <style:style style:name="P66" style:parent-style-name="Normální" style:family="paragraph">
      <style:paragraph-properties style:text-autospace="none" fo:margin-bottom="0in" fo:line-height="100%"/>
    </style:style>
    <style:style style:name="T67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68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69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70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71" style:parent-style-name="Normální" style:family="paragraph">
      <style:paragraph-properties style:text-autospace="none" fo:margin-bottom="0in" fo:line-height="100%"/>
    </style:style>
    <style:style style:name="T72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73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74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75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10pt" style:font-size-asian="10pt" style:font-size-complex="10pt"/>
    </style:style>
    <style:style style:name="P76" style:parent-style-name="Normální" style:family="paragraph">
      <style:paragraph-properties style:text-autospace="none" fo:margin-bottom="0in" fo:line-height="100%"/>
    </style:style>
    <style:style style:name="T77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78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79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80" style:parent-style-name="Normální" style:family="paragraph">
      <style:paragraph-properties style:text-autospace="none" fo:margin-bottom="0in" fo:line-height="100%"/>
    </style:style>
    <style:style style:name="T81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82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83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84" style:parent-style-name="Normální" style:family="paragraph">
      <style:paragraph-properties style:text-autospace="none" fo:margin-bottom="0in" fo:line-height="100%"/>
    </style:style>
    <style:style style:name="T85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86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87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88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89" style:parent-style-name="Normální" style:family="paragraph">
      <style:paragraph-properties style:text-autospace="none" fo:margin-bottom="0in" fo:line-height="100%"/>
    </style:style>
    <style:style style:name="T90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91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92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93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94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95" style:parent-style-name="Normální" style:family="paragraph">
      <style:paragraph-properties style:text-autospace="none" fo:margin-bottom="0in" fo:line-height="100%"/>
    </style:style>
    <style:style style:name="T96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97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98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99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00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01" style:parent-style-name="Normální" style:family="paragraph">
      <style:paragraph-properties style:text-autospace="none" fo:margin-bottom="0in" fo:line-height="100%"/>
    </style:style>
    <style:style style:name="T102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03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04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05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06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07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12.5pt" style:font-size-asian="12.5pt" style:font-size-complex="12.5pt"/>
    </style:style>
    <style:style style:name="P108" style:parent-style-name="Normální" style:family="paragraph">
      <style:paragraph-properties style:text-autospace="none" fo:margin-bottom="0in" fo:line-height="100%"/>
    </style:style>
    <style:style style:name="T109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10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11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12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13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14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15" style:parent-style-name="Normální" style:family="paragraph">
      <style:paragraph-properties style:text-autospace="none" fo:margin-bottom="0in" fo:line-height="100%"/>
    </style:style>
    <style:style style:name="T116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17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18" style:parent-style-name="Normální" style:family="paragraph">
      <style:paragraph-properties style:text-autospace="none" fo:margin-bottom="0in" fo:line-height="100%"/>
    </style:style>
    <style:style style:name="T119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20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21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22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23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24" style:parent-style-name="Normální" style:family="paragraph">
      <style:paragraph-properties style:text-autospace="none" fo:margin-bottom="0in" fo:line-height="100%"/>
    </style:style>
    <style:style style:name="T125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26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27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28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29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30" style:parent-style-name="Normální" style:family="paragraph">
      <style:paragraph-properties style:text-autospace="none" fo:margin-bottom="0in" fo:line-height="100%"/>
    </style:style>
    <style:style style:name="T131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32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33" style:parent-style-name="Normální" style:family="paragraph">
      <style:paragraph-properties style:text-autospace="none" fo:margin-bottom="0in" fo:line-height="100%"/>
    </style:style>
    <style:style style:name="T134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35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36" style:parent-style-name="Normální" style:family="paragraph">
      <style:paragraph-properties style:text-autospace="none" fo:margin-bottom="0in" fo:line-height="100%"/>
    </style:style>
    <style:style style:name="T137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38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39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10.5pt" style:font-size-asian="10.5pt" style:font-size-complex="10.5pt"/>
    </style:style>
    <style:style style:name="P140" style:parent-style-name="Normální" style:family="paragraph">
      <style:paragraph-properties style:text-autospace="none" fo:margin-bottom="0in" fo:line-height="100%"/>
    </style:style>
    <style:style style:name="T141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42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43" style:parent-style-name="Normální" style:family="paragraph">
      <style:paragraph-properties style:text-autospace="none" fo:margin-bottom="0in" fo:line-height="100%"/>
    </style:style>
    <style:style style:name="T144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45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46" style:parent-style-name="Normální" style:family="paragraph">
      <style:paragraph-properties style:text-autospace="none" fo:margin-bottom="0in" fo:line-height="100%"/>
    </style:style>
    <style:style style:name="T147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48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49" style:parent-style-name="Normální" style:family="paragraph">
      <style:paragraph-properties style:text-autospace="none" fo:margin-bottom="0in" fo:line-height="100%"/>
    </style:style>
    <style:style style:name="T150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51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52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53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54" style:parent-style-name="Normální" style:family="paragraph">
      <style:paragraph-properties style:text-autospace="none" fo:margin-bottom="0in" fo:line-height="100%"/>
    </style:style>
    <style:style style:name="T155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56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57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58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59" style:parent-style-name="Normální" style:family="paragraph">
      <style:paragraph-properties fo:line-height="150%"/>
    </style:style>
    <style:style style:name="T160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</office:automatic-styles>
  <office:body>
    <office:text text:use-soft-page-breaks="true">
      <text:p text:style-name="P1">19. b) Význam a důležitost brand positioningu 1</text:p>
      <text:p text:style-name="P2">19. b) Význam a důležitost brand positioningu</text:p>
      <text:p text:style-name="P3">Význam a důležitost brand positioningu pro značku (popis cílových skupin, výjimečnost značky, jaké místo zaujímá a čím</text:p>
      <text:p text:style-name="P4">se odlišuje značka v myslích zákazníků + uveďte příklady).</text:p>
      <text:p text:style-name="P5">Význam a důležitost brand positioningu pro značku</text:p>
      <text:p text:style-name="P6">Brand Positioning</text:p>
      <text:p text:style-name="P7"><text:span text:style-name="T8">=<text:s/></text:span><text:span text:style-name="T9">určení pozice na trhu,<text:s/></text:span><text:span text:style-name="T10">odkazuje na to, jak je značka nebo produkt vnímán v mysli spotřebitele</text:span></text:p>
      <text:p text:style-name="P11">klíčovým prvkem marketingové strategie a marketingové komunikace</text:p>
      <text:p text:style-name="P12"><text:span text:style-name="T13">definování pozice značky na trhu je<text:s/></text:span><text:span text:style-name="T14">rozhodující pro nasměrování marketingu a celkové identity značky</text:span></text:p>
      <text:p text:style-name="P15"><text:span text:style-name="T16">je velmi důležitý pro značku<text:s/></text:span><text:span text:style-name="T17">→ pomáhá zákazníkům rozlišit jednu značku od druhé a také pomáhá značce</text:span></text:p>
      <text:p text:style-name="P18">zaujmout své místo na trhu</text:p>
      <text:p text:style-name="P19"><text:span text:style-name="T20">brand positioning by měl být<text:s/></text:span><text:span text:style-name="T21">v souladu s cílovou skupinou zákazníků →<text:s/></text:span><text:span text:style-name="T22">značka by měla být vnímána jako řešení</text:span></text:p>
      <text:p text:style-name="P23">problémů nebo potřeb svých zákazníků</text:p>
      <text:p text:style-name="P24">Jaké místo zaujímá a čím se odlišuje značka v myslích zákazníků</text:p>
      <text:p text:style-name="P25">Cílem pozicování je vytvořit jedinečnou a zapamatovatelnou identitu pro značku nebo produkt a odlišit ji od</text:p>
      <text:p text:style-name="P26">konkurence</text:p>
      <text:p text:style-name="P27"><text:span text:style-name="T28">product positioning<text:s/></text:span><text:span text:style-name="T29">= positioning produktu je definován jako způsob, jakým spotřebitel vnímá určitý výrobek nebo</text:span></text:p>
      <text:p text:style-name="P30">službu ve srovnání s konkurenčními výrobky</text:p>
      <text:p text:style-name="P31"><text:span text:style-name="T32">zdůrazňování<text:s/></text:span><text:span text:style-name="T33">jedinečných rysů, výhod nebo hodnot značky nebo produktu (=hodnotová propozice značky)-</text:span></text:p>
      <text:p text:style-name="P34">positioning artikuluje jaké jsou benefity značky oproti konkurenci</text:p>
      <text:p text:style-name="P35">značka by měla být v myslích zákazníků vnímána jako výjimečná a odlišná od ostatních</text:p>
      <text:p text:style-name="P36"><text:span text:style-name="T37">mělo být založeno na důkladném porozumění<text:s/></text:span><text:span text:style-name="T38">cílového skupině<text:s/></text:span><text:span text:style-name="T39">a jeho potřeb, přání a preferencí</text:span></text:p>
      <text:p text:style-name="P40">prvky grafického designu značky, jako je logo, typografie, barevné schéma a obrazový styl, mohou hrát důležitou roli</text:p>
      <text:p text:style-name="P41"><text:span text:style-name="T42">při vytváření<text:s/></text:span><text:span text:style-name="T43">jedinečné a zapamatovatelné identity značky, která podporuje strategii positioningu</text:span></text:p>
      <text:p text:style-name="P44">vznik značky a designování jejího vizuálního stylu by měla předcházet důkladná analýza trhu a konkurence ,</text:p>
      <text:p text:style-name="P45"><text:span text:style-name="T46">potřeb zákazníků a následně ujasnění si strategie značky a<text:s/></text:span><text:span text:style-name="T47">její pozice na trhu</text:span></text:p>
      <text:p text:style-name="P48"><text:span text:style-name="T49">neustálý proces</text:span><text:span text:style-name="T50">, který vyžaduje pravidelné monitorování a přizpůsobení, aby se zajistilo, že značka zůstává</text:span></text:p>
      <text:p text:style-name="P51">relevantní a přitažlivá</text:p>
      <text:p text:style-name="P52"><text:span text:style-name="T53">positioning je spolu se<text:s/></text:span><text:span text:style-name="T54">segmentací trhu<text:s/></text:span><text:span text:style-name="T55">jedním ze strategických marketingových nástrojů a zahrnuje vytváření</text:span></text:p>
      <text:p text:style-name="P56">způsobů, jak oslovit vybraný segment a získat jeho zájem o produkt</text:p>
      <text:p text:style-name="P57"><text:span text:style-name="T58">segmentace trhu<text:s/></text:span><text:span text:style-name="T59">= rozdělení trhu na homogenní skupiny zákazníků</text:span></text:p>
      <text:p text:style-name="P60">Repositioning</text:p>
      <text:p text:style-name="P61">změna identity značky či produktu, vzhledem k ostatním konkurenčním značkám</text:p>
      <text:p text:style-name="P62"><text:span text:style-name="T63">většinou případ pro<text:s/></text:span><text:span text:style-name="T64">rebranding</text:span></text:p>
      <text:p text:style-name="P65">Příklady positioning</text:p>
      <text:p text:style-name="P66"><text:span text:style-name="T67">například<text:s/></text:span><text:span text:style-name="T68">Tesla<text:s/></text:span><text:span text:style-name="T69">se stále více profiluje jako společnost s vysokým výkonem energie s futuristickým výhledem, nikoli</text:span></text:p>
      <text:p text:style-name="P70">pouze jako automobilový výrobce</text:p>
      <text:p text:style-name="P71"><text:span text:style-name="T72">Apple<text:s/></text:span><text:span text:style-name="T73">se prezentuje jako prémiová technologická značka, která přináší inovativní a na uživatele zaměřené produkty</text:span></text:p>
      <text:p text:style-name="P74">a zážitky, v nichž se dokonale snoubí design, jednoduchost a funkčnost</text:p>
      <text:p text:style-name="P75">19. b) Význam a důležitost brand positioningu 2</text:p>
      <text:p text:style-name="P76"><text:span text:style-name="T77">Nike<text:s/></text:span><text:span text:style-name="T78">prezentuje jako značka, která inspiruje a umožňuje sportovcům všech úrovní překonávat své limity, dosahovat</text:span></text:p>
      <text:p text:style-name="P79">svých cílů a usilovat o velikost prostřednictvím svého vysoce výkonného sportovního oblečení, obuvi a vybavení</text:p>
      <text:p text:style-name="P80"><text:span text:style-name="T81">Škoda<text:s/></text:span><text:span text:style-name="T82">- Škoda se profiluje jako značka, která nabízí chytrou hodnotu díky kombinaci cenové dostupnosti,</text:span></text:p>
      <text:p text:style-name="P83">praktičnosti a moderních prvků, směřuje k elektromobilitě.</text:p>
      <text:p text:style-name="P84"><text:span text:style-name="T85">Pilsner Urquell-<text:s/></text:span><text:span text:style-name="T86">"Originální plzeňské pivo": Pilsner Urquell, známá česká značka piva, se prezentuje jako originální</text:span></text:p>
      <text:p text:style-name="P87">a autentické plzeňské pivo. Vyzdvihuje své bohaté pivovarnické dědictví, tradiční postupy vaření a výrazný chuťový</text:p>
      <text:p text:style-name="P88">profil, čímž oslovuje znalce piva a ty, kteří hledají autentickou chuť české pivovarnické tradice</text:p>
      <text:p text:style-name="P89"><text:span text:style-name="T90">Avast<text:s/></text:span><text:span text:style-name="T91">- "Chráníme váš digitální svět": Avast, přední česká společnost zabývající se kybernetickou bezpečností, se</text:span></text:p>
      <text:p text:style-name="P92">prezentuje jako značka zaměřená na ochranu digitálního života uživatelů. Zdůrazňuje svou komplexní sadu produktů</text:p>
      <text:p text:style-name="P93">pro kybernetickou bezpečnost, od antivirového softwaru až po zabezpečené sítě VPN, čímž zdůrazňuje svůj závazek</text:p>
      <text:p text:style-name="P94">chránit osobní informace a zajistit klid v čím dál digitálnějším světě</text:p>
      <text:p text:style-name="P95"><text:span text:style-name="T96">Mattoni<text:s/></text:span><text:span text:style-name="T97">- "Osvěžující přírodní minerální voda": Mattoni, česká značka minerálních vod, se prezentuje jako</text:span></text:p>
      <text:p text:style-name="P98">poskytovatel osvěžující přírodní minerální vody pocházející z nedotčených pramenů v českém regionu. Klade důraz</text:p>
      <text:p text:style-name="P99">na čistotu a výjimečnou chuť své vody, čímž oslovuje jedince, kteří dbají na své zdraví a hledají osvěžující a</text:p>
      <text:p text:style-name="P100">revitalizující variantu nápoje</text:p>
      <text:p text:style-name="P101"><text:span text:style-name="T102">Orion<text:s/></text:span><text:span text:style-name="T103">- "autentické české řemeslo": Orion, renomovaná česká značka křišťálu a skla, se prezentuje jako dodavatel</text:span></text:p>
      <text:p text:style-name="P104">autentického českého řemesla. Vyzdvihuje svou dlouholetou tradici, pečlivou pozornost věnovanou detailům a</text:p>
      <text:p text:style-name="P105">výjimečnou kvalitu, čímž vychází vstříc zákazníkům, kteří oceňují jemné řemeslné zpracování a váží si jedinečných,</text:p>
      <text:p text:style-name="P106">ručně vyráběných kusů</text:p>
      <text:p text:style-name="P107">Cílová skupina</text:p>
      <text:p text:style-name="P108"><text:span text:style-name="T109">cílová skupina (angl.: T</text:span><text:span text:style-name="T110">arget Group, Target Audience</text:span><text:span text:style-name="T111">) je<text:s/></text:span><text:span text:style-name="T112">definovaná skupina lidí</text:span><text:span text:style-name="T113">, kterou se komunikační kampaní</text:span></text:p>
      <text:p text:style-name="P114">snažíme zasáhnout/ kteří jsou naši cíloví spotřebitelé</text:p>
      <text:p text:style-name="P115"><text:span text:style-name="T116">měl by se od ní odvíjet<text:s/></text:span><text:span text:style-name="T117">způsob komunikace i její podoba</text:span></text:p>
      <text:soft-page-break/>
      <text:p text:style-name="P118"><text:span text:style-name="T119">využívá<text:s/></text:span><text:span text:style-name="T120">sociodemografie</text:span><text:span text:style-name="T121">: základní ukazatelé popisující cílovou skupinu, zahrnují údaje jako<text:s/></text:span><text:span text:style-name="T122">věk, pohlaví,</text:span></text:p>
      <text:p text:style-name="P123">vzdělání, místo bydliště apod.</text:p>
      <text:p text:style-name="P124"><text:span text:style-name="T125">mimo demografické proměnné je vhodné popis doplnit i o<text:s/></text:span><text:span text:style-name="T126">lifestylové, spotřební nebo psychologické<text:s/></text:span><text:span text:style-name="T127">popisy, které</text:span></text:p>
      <text:p text:style-name="P128">umožňují cílovou skupinu lépe pochopit a účinněji oslovit</text:p>
      <text:p text:style-name="P129">Příklady:</text:p>
      <text:p text:style-name="P130"><text:span text:style-name="T131">A15+<text:s/></text:span><text:span text:style-name="T132">– všichni lidé starší 15 let (anglicky A15+ pro All 15+)</text:span></text:p>
      <text:p text:style-name="P133"><text:span text:style-name="T134">HW 18–54<text:s/></text:span><text:span text:style-name="T135">– Hospodyně ve věku 18 až 54 let (Housewives 18–54)</text:span></text:p>
      <text:p text:style-name="P136"><text:span text:style-name="T137">M 30–65 SŠ+<text:s/></text:span><text:span text:style-name="T138">– Muži 30–65 let se středním a vyšším vzděláním</text:span></text:p>
      <text:p text:style-name="P139">Persony</text:p>
      <text:p text:style-name="P140"><text:span text:style-name="T141">vytvoření person<text:s/></text:span><text:span text:style-name="T142">neboli zosobnění jednotlivých představitelů cílové skupiny</text:span></text:p>
      <text:p text:style-name="P143"><text:span text:style-name="T144">zejména<text:s/></text:span><text:span text:style-name="T145">UX design</text:span></text:p>
      <text:p text:style-name="P146"><text:span text:style-name="T147">využívá se k vytváření konkrétních představ<text:s/></text:span><text:span text:style-name="T148">o zákaznících</text:span></text:p>
      <text:p text:style-name="P149"><text:span text:style-name="T150">můžete vytvořit hned několik, nemělo by jich však být více než pět. Obecně platí, že<text:s/></text:span><text:span text:style-name="T151">čím méně, tím lépe</text:span><text:span text:style-name="T152">, avšak</text:span></text:p>
      <text:p text:style-name="P153">s detailnějším popises</text:p>
      <text:p text:style-name="P154"><text:span text:style-name="T155">měli byste jim<text:s/></text:span><text:span text:style-name="T156">vymyslet jméno, určit pohlaví, věk, kde bydlí</text:span><text:span text:style-name="T157">, jaké mají vzdělání i společenské postavení,</text:span></text:p>
      <text:p text:style-name="P158">charakterizujte jejich koníčky, způsoby, kterými tráví svůj volný čas a jaká je jejich profesní dráha, opomenout</text:p>
      <text:p text:style-name="P159"><text:span text:style-name="T160">nelze ani životní styl a preferované značk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Sans" svg:font-family="LiberationSans" style:font-family-generic="system" svg:panose-1="0 0 0 0 0 0 0 0 0 0"/>
    <style:font-face style:name="LiberationSans-Bold" svg:font-family="LiberationSans-Bold" style:font-family-generic="system" svg:panose-1="0 0 0 0 0 0 0 0 0 0"/>
    <style:font-face style:name="LiberationSans-Italic" svg:font-family="LiberationSans-Italic" style:font-family-generic="system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2:49:00Z</meta:creation-date>
    <dc:date>2023-05-08T12:49:00Z</dc:date>
    <meta:template xlink:href="Normal.dotm" xlink:type="simple"/>
    <meta:editing-cycles>2</meta:editing-cycles>
    <meta:editing-duration>PT60S</meta:editing-duration>
    <meta:document-statistic meta:page-count="2" meta:paragraph-count="11" meta:word-count="868" meta:character-count="5983" meta:row-count="42" meta:non-whitespace-character-count="5126"/>
  </office:meta>
</office:document-meta>
</file>